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5.72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>
            <text:p>Library Nam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8/09/2009</text:date>, <text:time>09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8T09:29:55</meta:creation-date>
    <dc:date>2009-09-08T09:31:19</dc:date>
    <meta:editing-duration>PT00H01M25S</meta:editing-duration>
    <meta:editing-cycles>1</meta:editing-cycles>
    <meta:document-statistic meta:table-count="3" meta:cell-count="13" meta:object-count="0"/>
    <meta:generator>OpenOffice.org/3.0$Unix OpenOffice.org_project/300m15$Build-9379</meta:generator>
  </office:meta>
</office:document-meta>
</file>